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70000052170B242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2.752cm" draw:z-index="0"><draw:image xlink:href="Pictures/10000000000003F70000052170B242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2-03T10:56:41.77</meta:creation-date>
    <meta:document-statistic meta:table-count="0" meta:image-count="1" meta:object-count="0" meta:page-count="1" meta:paragraph-count="0" meta:word-count="0" meta:character-count="0"/>
    <dc:date>2017-02-03T10:56:56.12</dc:date>
    <dc:creator>Eliana Acevedo</dc:creator>
    <meta:editing-duration>PT14S</meta:editing-duration>
    <meta:editing-cycles>1</meta:editing-cycles>
    <meta:generator>OpenOffice/4.1.2$Win32 OpenOffice.org_project/412m3$Build-9782</meta:generator>
  </office:meta>
</office:document-meta>
</file>